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7.0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order="0.74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row table:style-name="ro1">
          <table:table-cell table:style-name="ce1" office:value-type="string" calcext:value-type="string">
            <text:p>Pixel value</text:p>
          </table:table-cell>
          <table:table-cell table:style-name="ce1" office:value-type="string" calcext:value-type="string">
            <text:p>Array value</text:p>
          </table:table-cell>
          <table:table-cell table:style-name="ce1" office:value-type="string" calcext:value-type="string">
            <text:p>Enum valu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rrainTypeEnum.Wate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rainTypeEnum.Forest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rrainTypeEnum.Swamp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ainTypeEnum.Plain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rrainTypeEnum.Tundra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rrainTypeEnum.River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rainTypeEnum.Grassland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rainTypeEnum.Jungl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rrainTypeEnum.Hill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rrainTypeEnum.Mountains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TypeEnum.Desert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rrainTypeEnum.Arctic</text:p>
          </table:table-cell>
        </table:table-row>
      </table:table>
      <table:named-expressions/>
      <table:database-ranges>
        <table:database-range table:name="__Anonymous_Sheet_DB__0" table:target-range-address="Sheet1.A1:Sheet1.C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1T14:58:22.019787397</meta:creation-date>
    <dc:date>2026-04-07T23:36:32.781228270</dc:date>
    <meta:editing-duration>PT13H20M9S</meta:editing-duration>
    <meta:editing-cycles>3</meta:editing-cycles>
    <meta:generator>LibreOffice/26.2.2.2$Linux_X86_64 LibreOffice_project/620$Build-2</meta:generator>
    <meta:document-statistic meta:table-count="1" meta:cell-count="39" meta:object-count="0"/>
  </office:meta>
</office:document-meta>
</file>